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34d59" officeooo:paragraph-rsid="00034d59"/>
    </style:style>
    <style:style style:name="P2" style:family="paragraph" style:parent-style-name="Standard">
      <style:text-properties fo:language="es" fo:country="ES" officeooo:rsid="00070f5c" officeooo:paragraph-rsid="00070f5c"/>
    </style:style>
    <style:style style:name="T1" style:family="text">
      <style:text-properties officeooo:rsid="000665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el mundo de las aplicaciones, los modelos juegan un papel <text:span text:style-name="T1">esencial pues es su <text:s/></text:span><text:s/><text:span text:style-name="T1">propósito</text:span> <text:span text:style-name="T1">describir</text:span> y <text:span text:style-name="T1">predecir</text:span> algún <text:span text:style-name="T1">fenómeno, por ello,</text:span> un modelo será útil, sólo si lo podemos resolver. Sin embargo, en general no es posible encontrar una solución <text:span text:style-name="T1">analítica. <text:s/>Por otra parte, es deseable que un modelo capture y reproduzca la realidad sin caer en estructuras tan complejas que pudiesen impedir su análisis. En este sentido, aparecen las técnicas de modelado con ruido y en particular las ecuaciones diferenciales estocásticas. En esta charla hablare de como aproximar este tipo de ecuación diferencial a partir del promedio de Steklov.</text:span></text:p>
      <text:p text:style-name="P1"/>
      <text:p text:style-name="P2">Métodos Steklov para Ecuaciones Diferenciales Estocástic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09:36:58.873155176</meta:creation-date>
    <dc:date>2016-06-28T18:54:52.190412656</dc:date>
    <meta:editing-duration>PT33M44S</meta:editing-duration>
    <meta:editing-cycles>2</meta:editing-cycles>
    <meta:generator>LibreOffice/5.1.3.2$Linux_X86_64 LibreOffice_project/10m0$Build-2</meta:generator>
    <meta:document-statistic meta:table-count="0" meta:image-count="0" meta:object-count="0" meta:page-count="1" meta:paragraph-count="2" meta:word-count="108" meta:character-count="696" meta:non-whitespace-character-count="587"/>
  </office:meta>
</office:document-meta>
</file>